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JLD_5f_subheading">
      <style:paragraph-properties fo:text-align="start" style:justify-single-word="false"/>
    </style:style>
    <style:style style:name="P2" style:family="paragraph" style:parent-style-name="JLD_5f_subheading">
      <style:text-properties style:font-name="Times New Roman" style:font-name-asian="Times New Roman" style:font-name-complex="Times New Roman"/>
    </style:style>
    <style:style style:name="P3" style:family="paragraph" style:parent-style-name="JLD_5f_subheading">
      <style:text-properties officeooo:paragraph-rsid="0030a57b"/>
    </style:style>
    <style:style style:name="P4" style:family="paragraph" style:parent-style-name="JLD_5f_heading">
      <style:paragraph-properties fo:break-before="page"/>
    </style:style>
    <style:style style:name="P5" style:family="paragraph" style:parent-style-name="JLD_5f_body">
      <style:text-properties style:font-name="Times New Roman" style:font-name-asian="Times New Roman" style:font-name-complex="Times New Roman"/>
    </style:style>
    <style:style style:name="P6" style:family="paragraph" style:parent-style-name="JLD_5f_body">
      <style:paragraph-properties fo:text-align="start" style:justify-single-word="false"/>
    </style:style>
    <style:style style:name="P7" style:family="paragraph" style:parent-style-name="JLD_5f_body">
      <style:text-properties officeooo:paragraph-rsid="001a1329"/>
    </style:style>
    <style:style style:name="P8" style:family="paragraph" style:parent-style-name="Standard">
      <style:paragraph-properties fo:margin-top="0in" fo:margin-bottom="0.0972in" loext:contextual-spacing="false" fo:line-height="120%"/>
    </style:style>
    <style:style style:name="P9" style:family="paragraph" style:parent-style-name="Heading" style:master-page-name="MP0">
      <style:paragraph-properties style:page-number="auto" fo:break-before="page"/>
    </style:style>
    <style:style style:name="P10" style:family="paragraph" style:parent-style-name="JLD_5f_body" style:list-style-name="L1"/>
    <style:style style:name="P11" style:family="paragraph" style:parent-style-name="JLD_5f_body" style:list-style-name="L1">
      <style:text-properties officeooo:rsid="00106632" officeooo:paragraph-rsid="00106632"/>
    </style:style>
    <style:style style:name="T1" style:family="text">
      <style:text-properties style:language-asian="zh" style:country-asian="CN" style:language-complex="hi" style:country-complex="IN"/>
    </style:style>
    <style:style style:name="T2" style:family="text">
      <style:text-properties officeooo:rsid="003601a9"/>
    </style:style>
    <style:style style:name="T3" style:family="text">
      <style:text-properties style:language-asian="zh" style:country-asian="CN" style:language-complex="hi" style:country-complex="IN"/>
    </style:style>
    <style:style style:name="T4" style:family="text">
      <style:text-properties style:text-position="super 67%"/>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style:text-position="sub 67%" fo:font-style="italic" style:font-style-asian="italic" style:font-style-complex="italic"/>
    </style:style>
    <style:style style:name="T8" style:family="text">
      <style:text-properties fo:background-color="#fff200" loext:char-shading-value="0"/>
    </style:style>
    <style:style style:name="T9" style:family="text">
      <style:text-properties fo:font-weight="bold" style:font-weight-asian="bold"/>
    </style:style>
    <style:style style:name="T10" style:family="text">
      <style:text-properties officeooo:rsid="07e8c2e3"/>
    </style:style>
    <style:style style:name="T11" style:family="text">
      <style:text-properties officeooo:rsid="001180ea"/>
    </style:style>
    <style:style style:name="T12" style:family="text">
      <style:text-properties officeooo:rsid="00181a83"/>
    </style:style>
    <style:style style:name="T13" style:family="text">
      <style:text-properties officeooo:rsid="00190961"/>
    </style:style>
    <style:style style:name="T14" style:family="text">
      <style:text-properties style:text-position="0% 100%" fo:font-style="italic" style:font-style-asian="italic" style:font-style-complex="italic"/>
    </style:style>
    <style:style style:name="T15" style:family="text">
      <style:text-properties officeooo:rsid="001a1329"/>
    </style:style>
    <style:style style:name="T16" style:family="text">
      <style:text-properties officeooo:rsid="001bd208"/>
    </style:style>
    <style:style style:name="T17" style:family="text">
      <style:text-properties officeooo:rsid="001e26b6"/>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middle" style:vertical-rel="baseline" draw:ole-draw-aspect="1"/>
    </style:style>
    <style:style style:name="Sect1" style:family="section">
      <style:section-properties style:writing-mode="lr-tb" fo:margin-left="0in" fo:margin-right="0in" style:editable="false">
        <style:columns fo:column-count="1" fo:column-gap="0in"/>
      </style:section-properties>
    </style:style>
    <text:list-style style:name="L1">
      <text:list-level-style-number text:level="1" style:num-suffix="." style:num-format="a" style:num-letter-sync="true">
        <style:list-level-properties text:list-level-position-and-space-mode="label-alignment">
          <style:list-level-label-alignment text:label-followed-by="listtab" fo:text-indent="-0.2in" fo:margin-left="0.2in"/>
        </style:list-level-properties>
      </text:list-level-style-number>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false">
        <text:changed-region xml:id="ct38220272" text:id="ct38220272">
          <text:insertion>
            <office:change-info>
              <dc:creator>Alex Washburne</dc:creator>
              <dc:date>2017-08-24T18:57:00</dc:date>
            </office:change-info>
          </text:insertion>
        </text:changed-region>
        <text:changed-region xml:id="ct38319472" text:id="ct38319472">
          <text:deletion>
            <office:change-info>
              <dc:creator>Alex Washburne</dc:creator>
              <dc:date>2017-08-24T18:57:00</dc:date>
            </office:change-info>
            <text:p text:style-name="JLD_5f_body"><text:span text:style-name="T1">16–18</text:span></text:p>
          </text:deletion>
        </text:changed-region>
        <text:changed-region xml:id="ct38242480" text:id="ct38242480">
          <text:insertion>
            <office:change-info>
              <dc:creator>Alex Washburne</dc:creator>
              <dc:date>2017-08-24T18:57:00</dc:date>
            </office:change-info>
          </text:insertion>
        </text:changed-region>
        <text:changed-region xml:id="ct38221664" text:id="ct38221664">
          <text:deletion>
            <office:change-info>
              <dc:creator>Alex Washburne</dc:creator>
              <dc:date>2017-08-24T18:57:00</dc:date>
            </office:change-info>
            <text:p text:style-name="JLD_5f_body"><text:span text:style-name="T1">al.</text:span> [</text:p>
          </text:deletion>
        </text:changed-region>
        <text:changed-region xml:id="ct38236736" text:id="ct38236736">
          <text:insertion>
            <office:change-info>
              <dc:creator>Alex Washburne</dc:creator>
              <dc:date>2017-08-24T18:57:00</dc:date>
            </office:change-info>
          </text:insertion>
        </text:changed-region>
        <text:changed-region xml:id="ct38241920" text:id="ct38241920">
          <text:deletion>
            <office:change-info>
              <dc:creator>Alex Washburne</dc:creator>
              <dc:date>2017-08-24T18:57:00</dc:date>
            </office:change-info>
            <text:p text:style-name="JLD_5f_body"><text:span text:style-name="T1">mo</text:span>del; <text:span text:style-name="T1">[</text:span><field:fieldmark-start text:name="__Fieldmark__1510_3792194728" field:type=""/><field:fieldmark-start text:name="__Fieldmark__1510_3792194728" field:type=""/><field:fieldmark-start text:name="__Fieldmark__1510_3792194728" field:type=""/>2<text:span text:style-name="T1">9</text:span><field:fieldmark-start text:name="__Fieldmark__1510_3792194728" field:type=""/><field:fieldmark-end/><text:span text:style-name="T1">]</text:span><field:fieldmark-start text:name="__Fieldmark__1510_3792194728" field:type=""/><field:fieldmark-end/><field:fieldmark-end/></text:p>
          </text:deletion>
        </text:changed-region>
        <text:changed-region xml:id="ct38256224" text:id="ct38256224">
          <text:deletion>
            <office:change-info>
              <dc:creator>Alex Washburne</dc:creator>
              <dc:date>2017-08-24T18:57:00</dc:date>
            </office:change-info>
            <text:p text:style-name="JLD_5f_body"><text:span text:style-name="T1"><text:s/></text:span></text:p>
          </text:deletion>
        </text:changed-region>
        <text:changed-region xml:id="ct38422384" text:id="ct38422384">
          <text:insertion>
            <office:change-info>
              <dc:creator>Alex Washburne</dc:creator>
              <dc:date>2017-08-24T18:57:00</dc:date>
            </office:change-info>
          </text:insertion>
        </text:changed-region>
        <text:changed-region xml:id="ct38317232" text:id="ct38317232">
          <text:deletion>
            <office:change-info>
              <dc:creator>Alex Washburne</dc:creator>
              <dc:date>2017-08-24T18:57:00</dc:date>
            </office:change-info>
            <text:p text:style-name="JLD_5f_body">30]</text:p>
          </text:deletion>
        </text:changed-region>
        <text:changed-region xml:id="ct38317456" text:id="ct38317456">
          <text:insertion>
            <office:change-info>
              <dc:creator>Alex Washburne</dc:creator>
              <dc:date>2017-08-24T18:57:00</dc:date>
            </office:change-info>
          </text:insertion>
        </text:changed-region>
        <text:changed-region xml:id="ct38018288" text:id="ct38018288">
          <text:deletion>
            <office:change-info>
              <dc:creator>Alex Washburne</dc:creator>
              <dc:date>2017-08-24T18:57:00</dc:date>
            </office:change-info>
            <text:p text:style-name="JLD_5f_body">8–10</text:p>
          </text:deletion>
        </text:changed-region>
        <text:changed-region xml:id="ct38018512" text:id="ct38018512">
          <text:deletion>
            <office:change-info>
              <dc:creator>Alex Washburne</dc:creator>
              <dc:date>2017-08-24T18:57:00</dc:date>
            </office:change-info>
            <text:p text:style-name="JLD_5f_body"><text:s/></text:p>
          </text:deletion>
        </text:changed-region>
        <text:changed-region xml:id="ct38433152" text:id="ct38433152">
          <text:insertion>
            <office:change-info>
              <dc:creator>Alex Washburne</dc:creator>
              <dc:date>2017-08-24T18:57:00</dc:date>
            </office:change-info>
          </text:insertion>
        </text:changed-region>
        <text:changed-region xml:id="ct38234608" text:id="ct38234608">
          <text:deletion>
            <office:change-info>
              <dc:creator>Alex Washburne</dc:creator>
              <dc:date>2017-08-24T18:57:00</dc:date>
            </office:change-info>
            <text:p text:style-name="JLD_5f_body">11</text:p>
          </text:deletion>
        </text:changed-region>
        <text:changed-region xml:id="ct38422944" text:id="ct38422944">
          <text:deletion>
            <office:change-info>
              <dc:creator>Alex Washburne</dc:creator>
              <dc:date>2017-08-24T18:57:00</dc:date>
            </office:change-info>
            <text:p text:style-name="JLD_5f_body"><text:s/></text:p>
          </text:deletion>
        </text:changed-region>
        <text:changed-region xml:id="ct38428832" text:id="ct38428832">
          <text:insertion>
            <office:change-info>
              <dc:creator>Alex Washburne</dc:creator>
              <dc:date>2017-08-24T18:57:00</dc:date>
            </office:change-info>
          </text:insertion>
        </text:changed-region>
        <text:changed-region xml:id="ct38435472" text:id="ct38435472">
          <text:deletion>
            <office:change-info>
              <dc:creator>Alex Washburne</dc:creator>
              <dc:date>2017-08-24T18:57:00</dc:date>
            </office:change-info>
            <text:p text:style-name="JLD_5f_body">32]</text:p>
          </text:deletion>
        </text:changed-region>
        <text:changed-region xml:id="ct37920000" text:id="ct37920000">
          <text:insertion>
            <office:change-info>
              <dc:creator>Alex Washburne</dc:creator>
              <dc:date>2017-08-24T18:57:00</dc:date>
            </office:change-info>
          </text:insertion>
        </text:changed-region>
        <text:changed-region xml:id="ct37925264" text:id="ct37925264">
          <text:deletion>
            <office:change-info>
              <dc:creator>Alex Washburne</dc:creator>
              <dc:date>2017-08-24T18:57:00</dc:date>
            </office:change-info>
            <text:p text:style-name="JLD_5f_body">33</text:p>
          </text:deletion>
        </text:changed-region>
        <text:changed-region xml:id="ct38438848" text:id="ct38438848">
          <text:deletion>
            <office:change-info>
              <dc:creator>Alex Washburne</dc:creator>
              <dc:date>2017-08-24T18:57:00</dc:date>
            </office:change-info>
            <text:p text:style-name="JLD_5f_body"><text:s/></text:p>
          </text:deletion>
        </text:changed-region>
        <text:changed-region xml:id="ct37127808" text:id="ct37127808">
          <text:deletion>
            <office:change-info>
              <dc:creator>Alex Washburne</dc:creator>
              <dc:date>2017-08-24T18:57:00</dc:date>
            </office:change-info>
            <text:p text:style-name="JLD_5f_body"><text:s/></text:p>
          </text:deletion>
        </text:changed-region>
        <text:changed-region xml:id="ct38032240" text:id="ct38032240">
          <text:insertion>
            <office:change-info>
              <dc:creator>Alex Washburne</dc:creator>
              <dc:date>2017-08-24T18: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 phylogenetic model for the arrival of species into microbial communities<text:span text:style-name="T10"> </text:span></text:p>
      <text:p text:style-name="JLD_5f_body"/>
      <text:p text:style-name="JLD_5f_body">John L. Darcy,<text:span text:style-name="Default_20_Paragraph_20_Font"><text:span text:style-name="T4">a</text:span></text:span> Alex D. Washburne,<text:span text:style-name="Default_20_Paragraph_20_Font"><text:span text:style-name="T4">b</text:span></text:span> Michael S. Robeson,<text:span text:style-name="Default_20_Paragraph_20_Font"><text:span text:style-name="T4">c</text:span></text:span> Tiffany Prest,<text:span text:style-name="Default_20_Paragraph_20_Font"><text:span text:style-name="T4">a,b</text:span></text:span> Steven K. Schmidt<text:span text:style-name="Default_20_Paragraph_20_Font"><text:span text:style-name="T4">a</text:span></text:span></text:p>
      <text:p text:style-name="JLD_5f_body"/>
      <text:list xml:id="list1963841393" text:style-name="L1">
        <text:list-item>
          <text:p text:style-name="P10">Department of Ecology and Evolutionary Biology, University of Colorado Boulder, Campus Box 334, Boulder, Colorado, 80309, USA.</text:p>
        </text:list-item>
        <text:list-item>
          <text:p text:style-name="P10">Department of Microbiology &amp; Immunology, Montana State University. Bozeman, Montana, 59717, USA.</text:p>
        </text:list-item>
        <text:list-item>
          <text:p text:style-name="P11">mike’s affiliation</text:p>
        </text:list-item>
      </text:list>
      <text:p text:style-name="JLD_5f_body"/>
      <text:p text:style-name="JLD_5f_body"/>
      <text:p text:style-name="JLD_5f_body"># Address correspondence to John L. Darcy. Email: <text:a xlink:type="simple" xlink:href="mailto:darcyj@colorado.edu" office:target-frame-name="_top" xlink:show="replace" text:style-name="Internet_20_link" text:visited-style-name="Visited_20_Internet_20_Link"><text:span text:style-name="Internet_20_link">darcyj@colorado.edu</text:span></text:a>; Fax: 303-492-8699</text:p>
      <text:p text:style-name="JLD_5f_body"/>
      <text:p text:style-name="JLD_5f_body">Running Title: Phylogenetic Community Assembly of Microbes</text:p>
      <text:p text:style-name="JLD_5f_body"/>
      <text:p text:style-name="P4">ABSTRACT</text:p>
      <text:p text:style-name="JLD_5f_body"><text:tab/>Community assembly is ubiquitous in the human microbiome (and in other biomes as well), but the rules and mechanisms underlying assembly are difficult to parse. Fortunately, microbial communities offer a data-rich opportunity to test mathematical models of assembly, and the availability of amplicon sequences allows the analysis of phylogenetic patterns of community assembly. We developed a mathematical model that can be used to test hypotheses about how phylogenetic diversity is added to microbial communities over time. We applied our model to time-series, high-throughput sequencing data to estimate the extent to which previously unobserved species appear during community assembly, based on their phylogenetic similarity to species already present. We tested <text:span text:style-name="T11">the</text:span> model’<text:span text:style-name="T11">s</text:span> outcomes against a neutral model of community assembly, wherein previously unobserved species are added with no regard to the phy<text:span text:style-name="T12">lo</text:span>genetic makeup of the existing community. <text:s/>For the time-series human microbiome data sets we analyzed, <text:span text:style-name="T13">our</text:span> model clearly demonstrates that species closely related to existing species in the community are more likely to <text:span text:style-name="T11">arrive into</text:span> the community over time (i.e. underdispersion). Community assembly on the palms had stronger (i.e. more “nepotistic”) patterns of underdispersion than on the tongue or in feces. We also found that community assembly in an infant gut microbiome became less underdispersed (but still different than a neutral model) after the subject began consuming baby formula. All data sets analyzed showed phylogenetic underdispersion, and the magnitude of this underdispersion varied by sampling location on the human body.</text:p>
      <text:p text:style-name="JLD_5f_heading"/>
      <text:p text:style-name="JLD_5f_heading">Introduction</text:p>
      <text:p text:style-name="JLD_5f_body"><text:tab/>Every non-sterile surface in the world is in some stage of community assembly, from a forest of tropical trees to <text:span text:style-name="T11">the </text:span>microbes in a mammalian gut. The communities of organisms inhabiting these environments are dynamic through time, and studying patterns of assembly may shine light on general rules that govern their change. Understanding these community assembly rules may aid habitat restoration (Palmer <text:span text:style-name="Default_20_Paragraph_20_Font"><text:span text:style-name="T5">et al.</text:span></text:span>, 1997; Temperton, 2004)⁠, the management of nature reserves with <text:soft-page-break/>disturbances (Richards <text:span text:style-name="Default_20_Paragraph_20_Font"><text:span text:style-name="T5">et al.</text:span></text:span>, 1999; Bengtsson <text:span text:style-name="Default_20_Paragraph_20_Font"><text:span text:style-name="T5">et al.</text:span></text:span>, 2000)<text:bookmark-start text:name="__Fieldmark__144_1186360433"/>⁠<text:bookmark-end text:name="__Fieldmark__144_1186360433"/>, and ecological theory of phylogenetic signatures in community assembly (O’Dwyer <text:span text:style-name="Default_20_Paragraph_20_Font"><text:span text:style-name="T5">et al.</text:span></text:span>, 2012; Goberna <text:span text:style-name="Default_20_Paragraph_20_Font"><text:span text:style-name="T5">et al.</text:span></text:span>, 2014)⁠<text:bookmark-start text:name="__Fieldmark__151_1186360433"/>.<text:bookmark-end text:name="__Fieldmark__151_1186360433"/> Patterns and rules of community assembly are particularly important in human systems, including the primary succession of microbes on a human host following birth (Koenig <text:span text:style-name="Default_20_Paragraph_20_Font"><text:span text:style-name="T5">et al.</text:span></text:span>, 2011)<text:bookmark-start text:name="__Fieldmark__159_1186360433"/>⁠<text:bookmark-end text:name="__Fieldmark__159_1186360433"/>, secondary successions following disease, disturbances caused by host lifestyle or antibiotic use (Peterfreund <text:span text:style-name="Default_20_Paragraph_20_Font"><text:span text:style-name="T5">et al.</text:span></text:span>, 2012; David <text:span text:style-name="Default_20_Paragraph_20_Font"><text:span text:style-name="T5">et al.</text:span></text:span>, 2014; Kennedy <text:span text:style-name="Default_20_Paragraph_20_Font"><text:span text:style-name="T5">et al.</text:span></text:span>, 2016)<text:bookmark-start text:name="__Fieldmark__166_1186360433"/>⁠<text:bookmark-end text:name="__Fieldmark__166_1186360433"/>, and the natural turnover of microbial communities over time (Caporaso <text:span text:style-name="Default_20_Paragraph_20_Font"><text:span text:style-name="T5">et al.</text:span></text:span>, 2011)⁠.</text:p>
      <text:p text:style-name="JLD_5f_body"><text:tab/>Insights into these difficult-to-observe community assembly processes can be gained via the comparison of microbial communities using high-throughput DNA sequencing (Nemergut <text:span text:style-name="Default_20_Paragraph_20_Font"><text:span text:style-name="T5">et al.</text:span></text:span>, 2016; Caporaso <text:span text:style-name="Default_20_Paragraph_20_Font"><text:span text:style-name="T5">et al.</text:span></text:span>, 2012; Nemergut <text:span text:style-name="Default_20_Paragraph_20_Font"><text:span text:style-name="T5">et al.</text:span></text:span>, 2013)⁠, especially in time-series studies (Caporaso <text:span text:style-name="Default_20_Paragraph_20_Font"><text:span text:style-name="T5">et al.</text:span></text:span>, 2011; Koenig <text:span text:style-name="Default_20_Paragraph_20_Font"><text:span text:style-name="T5">et al.</text:span></text:span>, 2011; Kennedy <text:span text:style-name="Default_20_Paragraph_20_Font"><text:span text:style-name="T5">et al.</text:span></text:span>, 2016; Nemergut <text:span text:style-name="Default_20_Paragraph_20_Font"><text:span text:style-name="T5">et al.</text:span></text:span>, 2016; Darcy <text:span text:style-name="Default_20_Paragraph_20_Font"><text:span text:style-name="T5">et al.</text:span></text:span>, 2017)⁠. But one major drawback of culture-independent sequencing studies is that it is difficult to link species with their traits (Martiny <text:span text:style-name="Default_20_Paragraph_20_Font"><text:span text:style-name="T5">et al.</text:span></text:span>, 2015)⁠. Phylogenetic approaches can compensate for this drawback somewhat, by using the shared evolutionary history of species as a proxy for their ecological (trait-based) similarity (Webb <text:span text:style-name="Default_20_Paragraph_20_Font"><text:span text:style-name="T5">et al.</text:span></text:span>, 2002; Wiens <text:span text:style-name="Default_20_Paragraph_20_Font"><text:span text:style-name="T5">et al.</text:span></text:span>, 2010)⁠. Indeed, phylogenies constructed using 16S rDNA recapitulate core-genome differences among bacteria (Langille <text:span text:style-name="Default_20_Paragraph_20_Font"><text:span text:style-name="T5">et al.</text:span></text:span>, 2013)⁠. Within this framework of phylogenetic niche conservatism (Wiens <text:span text:style-name="Default_20_Paragraph_20_Font"><text:span text:style-name="T5">et al.</text:span></text:span>, 2010)⁠, microbial communities can be phylogenetically over- or underdispersed; “overdispersed” and “underdispersed” communities respectively add more or less phylogenetic diversity during assembly relative to a neutral model of random community assembly (Webb, 2000; Webb <text:span text:style-name="Default_20_Paragraph_20_Font"><text:span text:style-name="T5">et al.</text:span></text:span>, 2002; Letcher and Chazdon, 2012; Gerhold <text:span text:style-name="Default_20_Paragraph_20_Font"><text:span text:style-name="T5">et al.</text:span></text:span>, 2015)⁠⁠.</text:p>
      <text:p text:style-name="JLD_5f_body"><text:tab/>Here, we use the phylogenetic relationships among species within a time-series to understand the community’s change over time in a new way. Instead of analyzing broad patterns of community change via beta-diversity statistics (UniFrac (Lozupone and Knight, 2005)⁠) or analyzing patterns of select clades within the community (PhyloFactor (Washburne <text:span text:style-name="Default_20_Paragraph_20_Font"><text:span text:style-name="T5">et al.</text:span></text:span>, 2017)⁠, Edge PCA (Matsen IV <text:span text:style-name="Default_20_Paragraph_20_Font"><text:span text:style-name="T5">et al.</text:span></text:span>, 2013)⁠), we model the probability of each new species’ immigration into the community as a <text:soft-page-break/>monotonic function of its phylogenetic distance to members of the community that have already arrived. Our model allows us to perform two-tailed tests of the null model that phylogenetic distance to <text:span text:style-name="T11">species within </text:span>an existing community does not affect which species can colonize and the order of colonization; rejection of this null hypothesis, and whether the communities are overdispersed or underdispersed relative to the null model, carries information about assembly mechanisms at play. </text:p>
      <text:p text:style-name="JLD_5f_body"><text:tab/>Since the arrival of species into a community signifies the arrival of new traits, this paradigm provides a window into the assembly of ecosystem function. Arriving species that have not previously arrived (first-time arrivals) constitute new phylogenetic diversity being added to a community. Any organism of interest in a human microbiome data set, from the pathogenic to the probiotic, will at some point be a first-time arrival, and the order in which these organisms arrive in the community is determined by community assembly processes (Nemergut <text:span text:style-name="Default_20_Paragraph_20_Font"><text:span text:style-name="T5">et al.</text:span></text:span>, 2013)⁠. Predicting which lineages of organisms can arrive and establish in a given environment has far-reaching implications for ecosystem remediation and management, especially in microbial communities where the functional traits (Violle <text:span text:style-name="Default_20_Paragraph_20_Font"><text:span text:style-name="T5">et al.</text:span></text:span>, 2007)⁠ of many microbes are still largely unknown (Martiny <text:span text:style-name="Default_20_Paragraph_20_Font"><text:span text:style-name="T5">et al.</text:span></text:span>, 2015)⁠. Identifying conditions under which assembly mechanisms change, or under which non-neutral assembly is particular strong, may facilitate microbial community rehabilitation by understanding when and how microbial communities can be colonized by close/distant relatives. </text:p>
      <text:p text:style-name="JLD_5f_body"><text:tab/>The model we present here can be used to estimate the extent to which first-time arrivals are phylogenetically over- or underdispersed during a time-series microbiome dataset. Said another way, we estimate the extent to which first-time arrivals are “nepotistic”, meaning they are more likely to arrive when a close relative is already present (phylogenetic underdispersion). We fit our model (described in our methods section, below) to several time-series human microbiome data sets (Caporaso <text:span text:style-name="Default_20_Paragraph_20_Font"><text:span text:style-name="T5">et al.</text:span></text:span>, 2011; Koenig <text:span text:style-name="Default_20_Paragraph_20_Font"><text:span text:style-name="T5">et al.</text:span></text:span>, 2011)⁠, to compare patterns of microbial community assembly between subjects, sample sites, or time periods. All microbial community assemblies analyzed here showed a nepotistic arrival pattern – microbes with low phylogenetic distance to the existing <text:soft-page-break/>community had a higher probability of arriving than microbes with a high phylogenetic distance to the existing community. The universality of non-neutral assembly in the microbial communities analyzed here suggests that the phylogeny carries relevant information for microbial community assembly, with implications for microbiome perturbation and rehabilitation. </text:p>
      <text:p text:style-name="JLD_5f_body"/>
      <text:p text:style-name="JLD_5f_heading">METHODS</text:p>
      <text:p text:style-name="JLD_5f_body"><text:tab/>Our modeling approach determines to what extent the arrival of previously unobserved species into a community can be predicted by the phylogenetic distance of the arriving species compared to the set of all species that have already arrived. Thus, our methods section is divided into five parts. First, we discuss our statistical model of phylogenetically-mediated first-time arrival. Second, we describe our simulations, where we use the statistical model to resample communities using fixed parameter values. Third, we describe the parameter estimation approach we use, where we compare empirical data to the resampled communities (which have known parameter values) in order to estimate the degree to which first-time arrivals in the empirical data set are over- or underdispersed. Fourth, we describe our hypothesis testing, where we test these patterns against the null hypothesis of no phylogenetic signal in first-time arrivals. Fifth, we apply our statistical model to real data sets and explain the bioinformatic and technical details of our analysis, and then in the sixth section we make our code available for others to replicate our analysis or perform similar analyses.</text:p>
      <text:p text:style-name="JLD_5f_body"/>
      <text:p text:style-name="JLD_5f_subheading">Statistical model</text:p>
      <text:p text:style-name="JLD_5f_body"><text:tab/>At any point in time, a local community is composed of many species, and other species are not present but are available to be added. Species not yet added (“species pool”) represent organisms present within the metacommunity but not the local community. Our model parameterizes the probability of species arriving in a local community for the first time, based on their phylogenetic distances from species that have already arrived.</text:p>
      <text:p text:style-name="JLD_5f_body"><text:soft-page-break/><text:tab/>In a species-neutral model of community assembly, each species <text:span text:style-name="Default_20_Paragraph_20_Font"><text:span text:style-name="T6">i</text:span></text:span> in the species pool has the same probability of arrival at time <text:span text:style-name="Default_20_Paragraph_20_Font"><text:span text:style-name="T6">t</text:span></text:span>, irrespective of how different it is from species that are already present at time <text:span text:style-name="Default_20_Paragraph_20_Font"><text:span text:style-name="T6">t</text:span></text:span>. Thus, the neutral model for first-time arrivals is a random draw without replacement of species from the species pool. We extend the species-neutral model by modeling the probability <text:bookmark-start text:name="__DdeLink__1568_1186360433"/><text:span text:style-name="Default_20_Paragraph_20_Font"><text:span text:style-name="T6">p</text:span></text:span><text:span text:style-name="Default_20_Paragraph_20_Font"><text:span text:style-name="T7">i,t</text:span></text:span><text:bookmark-end text:name="__DdeLink__1568_1186360433"/> of species <text:span text:style-name="Default_20_Paragraph_20_Font"><text:span text:style-name="T6">i</text:span></text:span> being observed for the first time at time <text:span text:style-name="Default_20_Paragraph_20_Font"><text:span text:style-name="T6">t</text:span></text:span> as</text:p>
      <text:p text:style-name="P5"/>
      <text:p text:style-name="JLD_5f_subheading">Equation 1</text:p>
      <text:p text:style-name="JLD_5f_subheading"/>
      <text:p text:style-name="P1"><draw:frame draw:style-name="fr1" draw:name="Object1" text:anchor-type="char" svg:width="0.9173in" svg:height="0.6083in" draw:z-index="0"><draw:object xlink:href="./Object 1" xlink:type="simple" xlink:show="embed" xlink:actuate="onLoad"/><draw:image xlink:href="./ObjectReplacements/Object 1" xlink:type="simple" xlink:show="embed" xlink:actuate="onLoad"/><svg:desc>formula</svg:desc></draw:frame></text:p>
      <text:p text:style-name="P3"/>
      <text:p text:style-name="JLD_5f_body">where <text:span text:style-name="Default_20_Paragraph_20_Font"><text:span text:style-name="T6">d</text:span></text:span><text:span text:style-name="Default_20_Paragraph_20_Font"><text:span text:style-name="T7">i,t</text:span></text:span><text:span text:style-name="Default_20_Paragraph_20_Font"><text:span text:style-name="T6"> </text:span></text:span>is the phylogenetic distance from species <text:span text:style-name="Default_20_Paragraph_20_Font"><text:span text:style-name="T6">i</text:span></text:span> to its closest relative that has already been observed prior to time point <text:span text:style-name="Default_20_Paragraph_20_Font"><text:span text:style-name="T6">t</text:span></text:span>, and <text:span text:style-name="Default_20_Paragraph_20_Font"><text:span text:style-name="T6">D</text:span></text:span> is a dispersion parameter.</text:p>
      <text:p text:style-name="P7"><text:tab/>When <text:span text:style-name="Default_20_Paragraph_20_Font"><text:span text:style-name="T6">D</text:span></text:span> = 0, our model functions as a neutral model; all species have the same probability of arriving in the community for the first time, since <text:span text:style-name="Default_20_Paragraph_20_Font"><text:span text:style-name="T14">p</text:span></text:span><text:span text:style-name="Default_20_Paragraph_20_Font"><text:span text:style-name="T7">i,t</text:span></text:span> is the same for every species. When <text:span text:style-name="Default_20_Paragraph_20_Font"><text:span text:style-name="T6">D</text:span></text:span> &lt; 0, <text:span text:style-name="Default_20_Paragraph_20_Font"><text:span text:style-name="T6">p</text:span></text:span><text:span text:style-name="Default_20_Paragraph_20_Font"><text:span text:style-name="T7">i,t</text:span></text:span> decreases with <text:span text:style-name="Default_20_Paragraph_20_Font"><text:span text:style-name="T6">d</text:span></text:span><text:span text:style-name="Default_20_Paragraph_20_Font"><text:span text:style-name="T7">i,t</text:span></text:span><text:span text:style-name="Default_20_Paragraph_20_Font"><text:span text:style-name="T6"> </text:span></text:span>meaning that species from the species pool have higher probabilities of arriving when they are more closely related to species that have already been observed in the local community (underdispersion; phylogenetically constrained). When <text:span text:style-name="Default_20_Paragraph_20_Font"><text:span text:style-name="T6">D</text:span></text:span> &gt; 0, the opposite is true (overdispersion; phylogenetically divergent). Our hypothesis testing and parameter estimation focus on the dispersion parameter, <text:span text:style-name="Default_20_Paragraph_20_Font"><text:span text:style-name="T6">D</text:span></text:span>.</text:p>
      <text:p text:style-name="JLD_5f_body"/>
      <text:p text:style-name="JLD_5f_subheading">Simulations</text:p>
      <text:p text:style-name="JLD_5f_body"><text:tab/>Our analysis of a data set relies on re-constructing that data set via simulation of our statistical model using known values of <text:span text:style-name="Default_20_Paragraph_20_Font"><text:span text:style-name="T6">D</text:span></text:span>, allowing for hypothesis testing and parameter estimation. Using the empirical data as a starting point, we simulate many surrogate data sets with <text:span text:style-name="Default_20_Paragraph_20_Font"><text:span text:style-name="T6">D</text:span></text:span> values ranging from <text:span text:style-name="Default_20_Paragraph_20_Font"><text:span text:style-name="T6">D</text:span></text:span> &lt; <text:soft-page-break/>0 (underdispersed) to <text:span text:style-name="Default_20_Paragraph_20_Font"><text:span text:style-name="T6">D</text:span></text:span> = 0 (neutral) to <text:span text:style-name="Default_20_Paragraph_20_Font"><text:span text:style-name="T6">D</text:span></text:span> &gt; 0 (overdispersed). This is done so that the empirical data can later be compared to the surrogate data sets, to estimate the empirical value of <text:span text:style-name="Default_20_Paragraph_20_Font"><text:span text:style-name="T6">D.</text:span></text:span></text:p>
      <text:p text:style-name="JLD_5f_body"><text:tab/>We start each surrogate data set with the same species present in the first sample of its corresponding empirical data set. Then, surrogate data sets are constructed forward in time by randomly drawing <text:span text:style-name="Default_20_Paragraph_20_Font"><text:span text:style-name="T6">M</text:span></text:span><text:span text:style-name="Default_20_Paragraph_20_Font"><text:span text:style-name="T7">t</text:span></text:span> new arrivals from the species pool, where the probabilities of species arriving at any given time are given by Equation 1, and <text:span text:style-name="Default_20_Paragraph_20_Font"><text:span text:style-name="T6">M</text:span></text:span><text:span text:style-name="Default_20_Paragraph_20_Font"><text:span text:style-name="T7">t</text:span></text:span> is the number of new arrivals in the empirical dataset from times <text:span text:style-name="Default_20_Paragraph_20_Font"><text:span text:style-name="T6">t</text:span></text:span>-1 to <text:span text:style-name="Default_20_Paragraph_20_Font"><text:span text:style-name="T6">t</text:span></text:span>. The number of arrivals from the empirical data set is used so that species richness is kept constant. The species pool is updated to exclude those species drawn at previous time points, and the newly sampled species are recorded. This process is repeated for all time points. <text:s/>Surrogate data sets are produced for many different <text:span text:style-name="Default_20_Paragraph_20_Font"><text:span text:style-name="T6">D</text:span></text:span> values, ranging from underdispersed to overdispersed models. In the analyses we present here, we performed 500 simulations (as described above) for each data set analyzed.</text:p>
      <text:p text:style-name="JLD_5f_body"/>
      <text:p text:style-name="JLD_5f_subheading">Parameter Estimation</text:p>
      <text:p text:style-name="JLD_5f_body"><text:tab/>Our main goal is to estimate the empirical dispersion parameter D (Equation 1), which quantifies the degree to which first-time arrivals are phylogenetically underdispersed (D&gt;0), neutral (D=0), or overdispersed (D&gt;0). To this end, we use Faith's phylodiversity (Faith, 1992)⁠ to compare each of the 500 surrogate data sets (described above) to the empirical data set. Phylodiversity is the sum of branch-lengths on a phylogenetic tree for a set of species, so phylodiversity of a set of highly related species is low (<text:span text:style-name="Default_20_Paragraph_20_Font"><text:span text:style-name="T6">i.e</text:span></text:span>. phylogenetically constrained) because there are no long branch lengths in the tree, but phylodiversity is higher (phylogenetically divergent) for a set of more distantly related species (Faith, 1992)⁠. If <text:span text:style-name="Default_20_Paragraph_20_Font"><text:span text:style-name="T6">D</text:span></text:span> ≠ 0, then species are preferentially added if they have relatively low (<text:span text:style-name="Default_20_Paragraph_20_Font"><text:span text:style-name="T6">D</text:span></text:span> &lt; 0) or relatively high (<text:span text:style-name="Default_20_Paragraph_20_Font"><text:span text:style-name="T6">D</text:span></text:span> &gt; 0) phylogenetic distance to the resident community (<text:span text:style-name="Default_20_Paragraph_20_Font"><text:span text:style-name="T6">d</text:span></text:span><text:span text:style-name="Default_20_Paragraph_20_Font"><text:span text:style-name="T7">it</text:span></text:span>, Equation 1), yielding accumulations of total phylodiversity that are relatively slow (<text:span text:style-name="Default_20_Paragraph_20_Font"><text:span text:style-name="T6">D</text:span></text:span> &lt; 0) or relatively fast (<text:span text:style-name="Default_20_Paragraph_20_Font"><text:span text:style-name="T6">D</text:span></text:span> &gt; 0) compared to the neutral model (Figure 1). In other words, at any time point <text:span text:style-name="Default_20_Paragraph_20_Font"><text:span text:style-name="T6">t</text:span></text:span>, the phylogenetic diversity <text:soft-page-break/>of species <text:span text:style-name="T15">that</text:span> have already been observed is <text:span text:style-name="Default_20_Paragraph_20_Font"><text:span text:style-name="T6">PD</text:span></text:span><text:span text:style-name="Default_20_Paragraph_20_Font"><text:span text:style-name="T7">t</text:span></text:span>, and the extent to which <text:span text:style-name="Default_20_Paragraph_20_Font"><text:span text:style-name="T6">PD</text:span></text:span><text:span text:style-name="Default_20_Paragraph_20_Font"><text:span text:style-name="T7">t</text:span></text:span> accelerates or decelerates over a sampling effort depends on <text:span text:style-name="Default_20_Paragraph_20_Font"><text:span text:style-name="T6">D</text:span></text:span>. Because of this, we can estimate <text:span text:style-name="Default_20_Paragraph_20_Font"><text:span text:style-name="T6">D</text:span></text:span> by comparing the empirical phylodiversity curve to our surrogate phylodiversity curves, which have known <text:span text:style-name="Default_20_Paragraph_20_Font"><text:span text:style-name="T6">D</text:span></text:span> values (Figure 1).</text:p>
      <text:p text:style-name="JLD_5f_body"><text:tab/>For the comparison of an empirical phylodiversity accumulation curve to curves for corresponding surrogate data sets, we re-scale the absolute phylodiversity accumulation curves, <text:span text:style-name="Default_20_Paragraph_20_Font"><text:span text:style-name="T6">PD</text:span></text:span><text:span text:style-name="Default_20_Paragraph_20_Font"><text:span text:style-name="T7">t</text:span></text:span>, to measure the relative phylodiversity accumulation. In particular, we used relative phylodiversity accumulation curves,</text:p>
      <text:p text:style-name="JLD_5f_body"/>
      <text:p text:style-name="JLD_5f_subheading">Equation 2</text:p>
      <text:p text:style-name="P2"/>
      <text:p text:style-name="P6"><draw:frame draw:style-name="fr2" draw:name="1" text:anchor-type="as-char" svg:width="1.3083in" style:rel-width="scale" svg:height="0.4083in" style:rel-height="scale" draw:z-index="1"><draw:object xlink:href="./Object 2" xlink:type="simple" xlink:show="embed" xlink:actuate="onLoad"/><draw:image xlink:href="./ObjectReplacements/Object 2" xlink:type="simple" xlink:show="embed" xlink:actuate="onLoad"/><svg:desc>formula</svg:desc></draw:frame></text:p>
      <text:p text:style-name="JLD_5f_body"/>
      <text:p text:style-name="JLD_5f_body">where <text:span text:style-name="Default_20_Paragraph_20_Font"><text:span text:style-name="T6">PD</text:span></text:span><text:span text:style-name="Default_20_Paragraph_20_Font"><text:span text:style-name="T7">t</text:span></text:span> is the accumulated phylodiversity at time point t, <text:span text:style-name="Default_20_Paragraph_20_Font"><text:span text:style-name="T6">PD</text:span></text:span><text:span text:style-name="Default_20_Paragraph_20_Font"><text:span text:style-name="T7">0</text:span></text:span> is the phylodiversity at the initial time point, and <text:span text:style-name="Default_20_Paragraph_20_Font"><text:span text:style-name="T6">PD</text:span></text:span><text:span text:style-name="Default_20_Paragraph_20_Font"><text:span text:style-name="T7">tmax</text:span></text:span> is the phylodiversity at the final time point. We calculate the KS distance (Massey, 1951)⁠<text:bookmark-start text:name="__Fieldmark__531_1186360433"/> <text:bookmark-end text:name="__Fieldmark__531_1186360433"/>from each scaled surrogate phylodiversity accumulation<text:span text:style-name="Default_20_Paragraph_20_Font"><text:span text:style-name="T6"> </text:span></text:span>to the empirical phylodiversity accumulation, and minimize this value to obtain an estimate of <text:span text:style-name="Default_20_Paragraph_20_Font"><text:span text:style-name="T6">D</text:span></text:span> for the empirical data set (Figure 2). Minimization was performed using the R package SiZeR (Sonderegger, 2012)<text:bookmark-start text:name="__Fieldmark__554_1186360433"/>⁠<text:bookmark-end text:name="__Fieldmark__554_1186360433"/>, which fit a segmented regression (“broken stick”) model to our KS distances, producing an estimate for the empirical <text:span text:style-name="Default_20_Paragraph_20_Font"><text:span text:style-name="T6">D</text:span></text:span>, as well as 95% confidence intervals for that estimate. Segmented regression was used because plots of KS distances appeared linear (Figure 2).</text:p>
      <text:p text:style-name="JLD_5f_body"/>
      <text:p text:style-name="JLD_5f_subheading">Hypothesis Testing</text:p>
      <text:p text:style-name="JLD_5f_body"><text:soft-page-break/><text:tab/>We test against the null hypothesis D=0 by comparing the estimate for the empirical <text:span text:style-name="Default_20_Paragraph_20_Font"><text:span text:style-name="T6">D</text:span></text:span> value and its 95% confidence interval to 0. If 0 is not within the 95% confidence interval, we reject the null hypothesis. Evidence of either overdispersion (<text:span text:style-name="Default_20_Paragraph_20_Font"><text:span text:style-name="T6">D</text:span></text:span> &gt; 0) or underdispersion (<text:span text:style-name="Default_20_Paragraph_20_Font"><text:span text:style-name="T6">D</text:span></text:span> &lt; 0) allows us to reject the null hypothesis. An example of an empirical <text:span text:style-name="Default_20_Paragraph_20_Font"><text:span text:style-name="T6">D</text:span></text:span> estimate (black line), 95% confidence intervals for that estimate (dashed lines) and the null hypothesis (red line) can be seen in Figure 2.</text:p>
      <text:p text:style-name="JLD_5f_body"/>
      <text:p text:style-name="JLD_5f_subheading">Analysis</text:p>
      <text:p text:style-name="JLD_5f_body"><text:tab/>16S rDNA sequencing data from Koenig et al. (Koenig <text:span text:style-name="Default_20_Paragraph_20_Font"><text:span text:style-name="T5">et al.</text:span></text:span>, 2011)<text:bookmark-start text:name="__Fieldmark__594_1186360433"/>⁠<text:bookmark-end text:name="__Fieldmark__594_1186360433"/> were downloaded from the NCBI Short Read Archive (SRA) website (http://www.ncbi.nlm.nih.gov/sra) along with their metadata. These data are a time-series of fecal bacterial communities from an infant subject, over the first 500 days of life. QIIME (Caporaso <text:span text:style-name="Default_20_Paragraph_20_Font"><text:span text:style-name="T5">et al.</text:span></text:span>, 2010b)<text:bookmark-start text:name="__Fieldmark__601_1186360433"/>⁠<text:bookmark-end text:name="__Fieldmark__601_1186360433"/> was used to trim primer regions from these data. Sequences were not trimmed, because all sequences in the data set were found to be from the same region, flanked by the original forward and reverse PCR primer sites. Clustering was performed using the unoise3 pipeline (Edgar, 2016)⁠; sequences were de-replicated at 100% identity using vsearch (Rognes <text:span text:style-name="Default_20_Paragraph_20_Font"><text:span text:style-name="T5">et al.</text:span></text:span>, 2016)⁠, zOTU centroid sequences were picked and chimeric sequences were removed using unoise3 (Edgar, 2016)⁠, then all sequences were mapped onto zOTU seeds to create a zOTU table. zOTU stands for “zero-radius operational taxonomic unit” (Edgar, 2016)⁠. <text:span text:style-name="Default_20_Paragraph_20_Font"><text:span text:style-name="T8">Mike – try to add something braggy about why zOTUs are cooler than regular old OTUs.</text:span></text:span> <text:s/>PyNast (Caporaso <text:span text:style-name="Default_20_Paragraph_20_Font"><text:span text:style-name="T5">et al.</text:span></text:span>, 2010a)⁠ was used to align zOTU centroid sequences, <text:span text:style-name="T15">and </text:span>the alignment was filtered using QIIME’s (Caporaso <text:span text:style-name="Default_20_Paragraph_20_Font"><text:span text:style-name="T5">et al.</text:span></text:span>, 2010b)⁠ default settings. <text:span text:style-name="T15">We then used </text:span>FastTree (Price <text:span text:style-name="Default_20_Paragraph_20_Font"><text:span text:style-name="T5">et al.</text:span></text:span>, 2010)⁠ <text:s/>to build a phylogenetic tree.</text:p>
      <text:p text:style-name="JLD_5f_body"><text:tab/>The resulting zOTU table was rarefied to 1000 sequences per sample, and samples with fewer sequences were excluded. The last five time points were excluded as well because they were sampled at a much lower temporal resolution. This left 52 time points spread over the first 469 days of the infant subject's life. The zOTU table was then split into two zOTU tables, one for time points before the infant started using baby formula, and one for those after. The “pre-formula” zOTU table contained ages 4 <text:soft-page-break/>days through 146, and the “post-formula” zOTU table contained ages 161 days through 469 days. Each zOTU table was used to run our model as described above using 500 <text:span text:style-name="Default_20_Paragraph_20_Font"><text:span text:style-name="T6">D</text:span></text:span> values (Equation 1), ranging from underdispersed (<text:span text:style-name="Default_20_Paragraph_20_Font"><text:span text:style-name="T6">D </text:span></text:span>= -1) to overdispersed (<text:span text:style-name="Default_20_Paragraph_20_Font"><text:span text:style-name="T6">D</text:span></text:span> = 0.5), using zOTUs in lieu of species. The 500 resulting phylodiversity accumulation curves were compared to the empirical curve using the KS-statistic as described above. Minimization of the resulting KS-statistic values was used to determine which value D best fit the data using the R package SiZer (Sonderegger, 2012)⁠, which fit a segmented regression (“broken stick”) model to the KS distances. 1000 bootstrap replicates of the segmented regression generated 95% confidence intervals for the D parameter estimates.</text:p>
      <text:p text:style-name="JLD_5f_body"><text:tab/>Sequence data from Caporaso et al. (Caporaso <text:span text:style-name="Default_20_Paragraph_20_Font"><text:span text:style-name="T5">et al.</text:span></text:span>, 2011)⁠<text:bookmark-start text:name="__Fieldmark__423_1764676328"/> were downloaded from the MG-RAST database (http://metagenomics.anl.gov/). <text:bookmark-end text:name="__Fieldmark__423_1764676328"/>These are time-series data from one adult male subject and one adult female subject, over a period of several hundred days, across multiple sample sites (feces, both palms, tongue). Time points were excluded which did not have sequence data for each of the 8 environments (L hand, R hand, mouth, and feces of the male and female subjects), and rarefied to 5000 sequences per sample. This left 107 time-points, ranging from day 1 to day 185. Analysis for each environment within the data set was carried out as described above, except raw sequences were trimmed to a length of 91 bp after the end of the forward PCR primer site in order to ensure that all raw sequences spanned the same region of the 16S rRNA gene. 91 bp was chosen as a cutoff in order to keep 95% of the sequence data (5% of sequences were discarded because they were shorter).</text:p>
      <text:p text:style-name="JLD_5f_body"/>
      <text:p text:style-name="JLD_5f_subheading">Code and data accessibility</text:p>
      <text:p text:style-name="JLD_5f_body"><text:tab/>R code and data to replicate our analysis, or to perform a similar analysis on other data, are available at <text:a xlink:type="simple" xlink:href="https://figshare.com/s/922b268891f1945c1944" office:target-frame-name="_top" xlink:show="replace" text:style-name="Internet_20_link" text:visited-style-name="Visited_20_Internet_20_Link"><text:span text:style-name="Internet_20_link">https://figshare.com/s/922b268891f1945c1944</text:span></text:a> (temporary private link, PLEASE DO NOT SHARE UNTIL PUBLICATION).</text:p>
      <text:p text:style-name="JLD_5f_heading"/>
      <text:p text:style-name="JLD_5f_heading">RESULTS</text:p>
      <text:p text:style-name="JLD_5f_body"><text:soft-page-break/><text:tab/>Figure 1 shows that by varying <text:span text:style-name="Default_20_Paragraph_20_Font"><text:span text:style-name="T6">D</text:span></text:span>, we changed the rate at which phylodiversity is added to simulated (i.e. resampled) microbial communities over time. Compared to the neutral model where <text:span text:style-name="Default_20_Paragraph_20_Font"><text:span text:style-name="T6">D = </text:span></text:span>0, higher <text:span text:style-name="Default_20_Paragraph_20_Font"><text:span text:style-name="T6">D</text:span></text:span> values result in phylodiversity accumulating quickly, since in the overdispersed model, species that contribute more phylodiversity are preferentially sampled. Conversely, lower <text:span text:style-name="Default_20_Paragraph_20_Font"><text:span text:style-name="T6">D</text:span></text:span> values result in phylodiversity accumulating slowly, since in the underdispersed model, species that contribute less phylodiversity (since they are very similar to species that are already present) are preferentially sampled. These results show that the <text:span text:style-name="Default_20_Paragraph_20_Font"><text:span text:style-name="T6">D</text:span></text:span> parameter in our model does in fact correspond to over- and underdispersion relative to the neutral model.</text:p>
      <text:p text:style-name="JLD_5f_subheading"/>
      <text:p text:style-name="JLD_5f_subheading">Results from “moving pictures” data</text:p>
      <text:p text:style-name="JLD_5f_body"><text:tab/>All eight data sets from Caporaso et al. <text:bookmark-start text:name="ADDIN_CSL_CITATION_{&quot;mendeley&quot;:_{&quot;previo"/><text:reference-mark-start text:name="ADDIN_CSL_CITATION_{&quot;mendeley&quot;:_{&quot;previo RND2zUOANMDxB"/>(Caporaso et al., 2011)<text:bookmark-end text:name="ADDIN_CSL_CITATION_{&quot;mendeley&quot;:_{&quot;previo"/><text:reference-mark-end text:name="ADDIN_CSL_CITATION_{&quot;mendeley&quot;:_{&quot;previo RND2zUOANMDxB"/>⁠ showed phylogenetic underdispersion of first-time arrivals, since their D estimates were negative (Figure 3) and their 95% confidence intervals did not overlap with 0 (neutral model). This means that when a zOTU was observed for the first time in one of these communities, it was more likely to be phylogenetically similar to a zOTU that had previously arrived in that community. For both the male and female subject, <text:span text:style-name="Default_20_Paragraph_20_Font"><text:span text:style-name="T6">D</text:span></text:span> estimates were highest (closer to neutral) in the tongues, and lowest (more underdispersed) in the feces. Palm time-series had <text:span text:style-name="Default_20_Paragraph_20_Font"><text:span text:style-name="T6">D</text:span></text:span> estimates that were between those of the feces and tongues, but were consistent across all <text:span text:style-name="T16">4</text:span> palm data sets. <text:span text:style-name="Default_20_Paragraph_20_Font"><text:span text:style-name="T6">D</text:span></text:span> estimates for tongue time series were lower in the female subject than in the male subject.</text:p>
      <text:p text:style-name="JLD_5f_body"/>
      <text:p text:style-name="JLD_5f_subheading">Results from infant gut data</text:p>
      <text:p text:style-name="JLD_5f_body"><text:tab/>The phylodiversity accumulation pattern in the infant gut microbiom<text:span text:style-name="T17">e sh</text:span>owed a sharp increase in phylodiversity after day 161 (Figure 4), the same date that the infant began consuming baby formula. This suggests that baby formula changed the phylogenetic colonization patterns of the developing infant gut. We analyzed this data set as two separate time-series, one before formula use and one after, <text:soft-page-break/>and both had negative <text:span text:style-name="T6">D</text:span> estimates with 95% confidence intervals that did not overlap with 0 (neutral model). The pre-formula time-series was more underdispersed than the post-formula time-series, and the 95% confidence intervals for the <text:span text:style-name="T6">D</text:span> parameter estimates did not overlap with each other, indicating a change in the <text:span text:style-name="T16">phylogenetic </text:span>dispersion of arrival order post-disturbance. Because the post-formula D estimate is higher than the pre-formula <text:span text:style-name="T6">D</text:span> estimate, arrivals were less underdispersed (closer to neutral model) after the subject began consuming formula.</text:p>
      <text:p text:style-name="JLD_5f_body"/>
      <text:p text:style-name="JLD_5f_heading">DISCUSSION</text:p>
      <text:p text:style-name="JLD_5f_body"><text:tab/>The world is a mosaic of communities undergoing assembly following different magnitudes and types of disturbance. If there are patterns or general rules for how diversity accumulates during community assembly or succession, and which taxa have higher probabilities of arriving, these rules can guide habitat restoration projects, help us better design probiotics for colonization, and better exploit disturbance as a tool for managing microbial systems related to human health and disease. We found that assembly during primary succession of the infant gut and during turnover of the microbial communities on the adult palms, tongue, and gut, follows a predictable pattern: OTUs are more likely to arrive for the first time if a close relative has already arrived.</text:p>
      <text:p text:style-name="JLD_5f_body"><text:tab/>This “nepotistic” pattern in arrivals suggests that traits are driving community assembly in these human environments. In our model, each arrival is a new branch of a phylogenetic tree (alpha diversity accumulation), and these branches are indicators of trait differences in OTUs. Although the phylogenetic tree we use here is constructed with 16S rDNA sequences, such phylogenies have been shown to track genomic differences in bacteria [27,28]. This suggests that the phylodiversity accumulation we model here is also trait accumulation. Indeed, in previous frameworks of phylogenetic over/underdispersion [<text:change-start text:change-id="ct38220272"/>16–18<text:change-end text:change-id="ct38220272"/><text:change text:change-id="ct38319472"/>], non-neutral assembly has been interpreted to mean that traits are under ecological selection (sensu Nemergut e<text:change-start text:change-id="ct38242480"/>t al.<text:change-end text:change-id="ct38242480"/><text:change text:change-id="ct38221664"/> <field:fieldmark-start text:name="__Fieldmark__878_3792194728" field:type=""/><field:fieldmark-end/>[12]). If traits are not driving community assembly (ne<text:change-start text:change-id="ct38236736"/>utral model<text:change-end text:change-id="ct38236736"/><text:change text:change-id="ct38241920"/>;<field:fieldmark-end/><field:fieldmark-end/> [29]) or if the traits driving microbial community assembly are largely horizontally transferred between taxa independent of their relatedness (as estimated by a 16S rDNA phylogeny), we would expect no phylogenetic signature in first-time arrivals. Instead, we observed very a strong phylogenetic signal in arrival order for all data sets we<text:change text:change-id="ct38256224"/> analyzed.<text:soft-page-break/></text:p>
      <text:p text:style-name="JLD_5f_body"><text:tab/>However, even if non-neutral assembly is trait-based, selection on traits may not occur within the host environment. An alternative explanation for the underdispersion we observed is that selection is external to the host environment (i.e. selection occurs within the neighboring species pool from which emigration occurs), causing change in the community entering the host to already be underdispersed. Similarly, phylogenetic dispersion has been unable to distinguish between selection and differences in migration rates [<text:change-start text:change-id="ct38422384"/>30]<text:change-end text:change-id="ct38422384"/><text:change text:change-id="ct38317232"/>, so a pre-underdispersed community entering the host is a plausible mechanism for phylogenetic underdispersion of arrivals. But selection of microbial communities within the host has been shown by multiple studies [<text:change-start text:change-id="ct38317456"/>8–10<text:change-end text:change-id="ct38317456"/><text:change text:change-id="ct38018288"/>], so we think that trait-based selection within the host is a more likely scenari<text:change text:change-id="ct38018512"/>o.</text:p>
      <text:p text:style-name="JLD_5f_body"><text:tab/>The burst of newly observed phylogenetic diversity in the infant gut microbiome after the subject began consuming baby formula (Figure 4) indicates that this particular disturbance resulted in a re-assembly of a community that was approaching island-biogeographic equilibrium [<text:bookmark-start text:name="__Fieldmark__966_1186360433"/>15,31]<text:bookmark-end text:name="__Fieldmark__966_1186360433"/>. The pre-formula community had reached a state where phylogenetic diversity was not being added (Figure 4), but post-formula, there was a significant jump in novel phylogenetic diversity arriving in the community. After a few months post-formula, the community again moved toward a state where novel diversity was no longer being added. Our model shows that both of these time series showed underdispersion (Figure 5) as did each of the 8 data sets from Caporaso et al. [<text:change-start text:change-id="ct38433152"/>11<text:change-end text:change-id="ct38433152"/><text:change text:change-id="ct38234608"/>] (Figure 3), which lends support to the hypothesis that microbial systems, surveyed through 16S rDNA sequencin<text:bookmark-start text:name="__DdeLink__325_264335705"/>g<text:bookmark-end text:name="__DdeLink__325_264335705"/>, have underdispersed phylodiversity accumulation over tim<text:change text:change-id="ct38422944"/>e.</text:p>
      <text:p text:style-name="JLD_5f_body"><text:tab/>If our hypothesis is true, our findings have major implications for the management and restoration of human-associated microbial systems [<text:bookmark-start text:name="__Fieldmark__1010_1186360433"/><text:change-start text:change-id="ct38428832"/>32]<text:bookmark-end text:name="__Fieldmark__1010_1186360433"/><text:bookmark-start text:name="__Fieldmark__1010_118636043311111"/><text:change-end text:change-id="ct38428832"/><text:change text:change-id="ct38435472"/>,<text:bookmark-end text:name="__Fieldmark__1010_118636043311111"/> in particular for probiotic development and remediation of pathological microbial communities. Without any other information, our finding of consis<text:soft-page-break/>tent phylogenetic under-dispersion in arrivals suggests that probiotics for sustained colonization of the human gut should be close relatives to the microbes already present. Indeed, recent research has shown that for fecal transplants, donor strains are able to integrate into the recipient's gut community when a conspecific strain is already present, but novel donor strains are unlikely to successfully integrate into the recipie<text:bookmark-start text:name="__Fieldmark__1017_1186360433"/>nt [<text:bookmark-end text:name="__Fieldmark__1017_1186360433"/><text:change-start text:change-id="ct37920000"/>33<text:change-end text:change-id="ct37920000"/><text:change text:change-id="ct37925264"/>]. Different body sites - as we saw with the skin – may have qualitatively similar patterns of underdispersion, yet quantitatively different magnitudes of this effect. Thus the efficacy of an engineered probiotic based on similarity to organisms already present in the community for which it was engineered may largely depend on the body site for which it's intende<text:change text:change-id="ct38438848"/>d.</text:p>
      <text:p text:style-name="JLD_5f_body"><text:tab/>Microbial communities provide a unique opportunity to study community assembly in primary and secondary succession. In addition to standard cross-sectional studies of communities of different ages or successional stages, the short timescales of microbial community dynamics allows longitudinal studies of community assembly over manageable time frames [<text:bookmark-start text:name="__Fieldmark__1030_1186360433"/>9,10]<text:bookmark-end text:name="__Fieldmark__1030_1186360433"/>. Microbial communities allow large sample sizes, longitudinal studies, and experimental manipulations that enable us to identify general rules and statistical patterns of community assembly. The model presented here makes use of such data, and to facilitate further discovery both in the human microbiome and in other environments, we have made our R code available at FigShare: <text:a xlink:type="simple" xlink:href="https://figshare.com/s/922b268891f1945c1944" office:target-frame-name="_top" xlink:show="replace" text:style-name="Internet_20_link" text:visited-style-name="Visited_20_Internet_20_Link"><text:span text:style-name="Internet_20_link">https://figshare.com/s/922b268891f1945c1944</text:span></text:a> (temporary private link, PLEASE DO NOT SHARE UNTIL PUBLICATION).</text:p>
      <text:p text:style-name="JLD_5f_body"/>
      <text:p text:style-name="JLD_5f_heading">References</text:p>
      <text:section text:style-name="Sect1" text:name="Sect1">
        <text:p text:style-name="P8">Bengtsson J, Nilsson SG, Franc A, Menozzi P. (2000). Biodiversity, disturbances, ecosystem function and management of European forests. <text:span text:style-name="Default_20_Paragraph_20_Font"><text:span text:style-name="T5">For Ecol Manage</text:span></text:span> <text:span text:style-name="Default_20_Paragraph_20_Font"><text:span text:style-name="T9">132</text:span></text:span>: 39–50.</text:p>
        <text:p text:style-name="P8">Caporaso JG, Bittinger K, Bushman FD, DeSantis TZ, Andersen GL, Knight R. (2010a). PyNAST: a flexible tool for aligning sequences to a template alignment. <text:span text:style-name="Default_20_Paragraph_20_Font"><text:span text:style-name="T5">Bioinformatics</text:span></text:span> <text:span text:style-name="Default_20_Paragraph_20_Font"><text:span text:style-name="T9">26</text:span></text:span>: 266–7.</text:p>
        <text:p text:style-name="P8">Caporaso JG, Kuczynski J, Stombaugh J, Bittinger K, Bushman FD, Costello EK, <text:span text:style-name="Default_20_Paragraph_20_Font"><text:span text:style-name="T5">et al.</text:span></text:span> (2010b). QIIME allows analysis of high-throughput community sequencing data. <text:span text:style-name="Default_20_Paragraph_20_Font"><text:span text:style-name="T5">Nat Methods</text:span></text:span> <text:span text:style-name="Default_20_Paragraph_20_Font"><text:span text:style-name="T9">7</text:span></text:span>: 335–6.</text:p>
        <text:p text:style-name="P8">Caporaso JG, Lauber CL, Costello EK, Berg-Lyons D, Gonzalez A, Stombaugh J, <text:span text:style-name="Default_20_Paragraph_20_Font"><text:span text:style-name="T5">et al.</text:span></text:span> (2011). Moving pictures of the human microbiome. <text:span text:style-name="Default_20_Paragraph_20_Font"><text:span text:style-name="T5">Genome Biol</text:span></text:span> <text:span text:style-name="Default_20_Paragraph_20_Font"><text:span text:style-name="T9">12</text:span></text:span>: R50.</text:p>
        <text:p text:style-name="P8"><text:soft-page-break/>Caporaso JG, Lauber CL, Walters W a, Berg-Lyons D, Huntley J, Fierer N, <text:span text:style-name="Default_20_Paragraph_20_Font"><text:span text:style-name="T5">et al.</text:span></text:span> (2012). Ultra-high-throughput microbial community analysis on the Illumina HiSeq and MiSeq platforms. <text:span text:style-name="Default_20_Paragraph_20_Font"><text:span text:style-name="T5">ISME J</text:span></text:span> <text:span text:style-name="Default_20_Paragraph_20_Font"><text:span text:style-name="T9">6</text:span></text:span>: 1621–1624.</text:p>
        <text:p text:style-name="P8">Darcy JL, King AJ, Gendron EMS, Schmidt SK. (2017). Spatial autocorrelation of microbial communities atop a debris-covered glacier is evidence of a supraglacial chronosequence. <text:span text:style-name="Default_20_Paragraph_20_Font"><text:span text:style-name="T5">FEMS Microbiol Ecol</text:span></text:span> <text:span text:style-name="Default_20_Paragraph_20_Font"><text:span text:style-name="T9">93</text:span></text:span>: 7287–90.</text:p>
        <text:p text:style-name="P8">David LA, Materna AC, Friedman J, Campos-Baptista MI, Blackburn MC, Perrotta A, <text:span text:style-name="Default_20_Paragraph_20_Font"><text:span text:style-name="T5">et al.</text:span></text:span> (2014). Host lifestyle affects human microbiota on daily timescales. <text:span text:style-name="Default_20_Paragraph_20_Font"><text:span text:style-name="T5">Genome Biol</text:span></text:span> <text:span text:style-name="Default_20_Paragraph_20_Font"><text:span text:style-name="T9">15</text:span></text:span>: R89.</text:p>
        <text:p text:style-name="P8">Edgar RC. (2016). UNOISE2: improved error-correction for Illumina 16S and ITS amplicon sequencing. <text:span text:style-name="Default_20_Paragraph_20_Font"><text:span text:style-name="T5">bioRxiv</text:span></text:span>. http://www.biorxiv.org/content/early/2016/10/15/081257 (Accessed July 26, 2017).</text:p>
        <text:p text:style-name="P8">Faith DP. (1992). Conservation evaluation and phylogenetic diversity. <text:span text:style-name="Default_20_Paragraph_20_Font"><text:span text:style-name="T5">Biol Conserv</text:span></text:span> <text:span text:style-name="Default_20_Paragraph_20_Font"><text:span text:style-name="T9">61</text:span></text:span>: 1–10.</text:p>
        <text:p text:style-name="P8">Gerhold P, Cahill JF, Winter M, Bartish I V., Prinzing A. (2015). Phylogenetic patterns are not proxies of community assembly mechanisms (they are far better) Venail P (ed). <text:span text:style-name="Default_20_Paragraph_20_Font"><text:span text:style-name="T5">Funct Ecol</text:span></text:span> <text:span text:style-name="Default_20_Paragraph_20_Font"><text:span text:style-name="T9">29</text:span></text:span>: 600–614.</text:p>
        <text:p text:style-name="P8">Goberna M, Navarro-Cano JA, Valiente-Banuet A, García C, Verdú M. (2014). Abiotic stress tolerance and competition-related traits underlie phylogenetic clustering in soil bacterial communities. <text:span text:style-name="Default_20_Paragraph_20_Font"><text:span text:style-name="T5">Ecol Lett</text:span></text:span> <text:span text:style-name="Default_20_Paragraph_20_Font"><text:span text:style-name="T9">17</text:span></text:span>: 1191–201.</text:p>
        <text:p text:style-name="P8">Kennedy RC, Fling RR, Robeson MS, Saxton AM, Donnell RL, Darcy JL, <text:span text:style-name="Default_20_Paragraph_20_Font"><text:span text:style-name="T5">et al.</text:span></text:span> (2016). Temporal Development of Gut Microbiota in Triclocarban Exposed Pregnant and Neonatal Rats. <text:span text:style-name="Default_20_Paragraph_20_Font"><text:span text:style-name="T5">Sci Rep</text:span></text:span> <text:span text:style-name="Default_20_Paragraph_20_Font"><text:span text:style-name="T9">6</text:span></text:span>: 33430.</text:p>
        <text:p text:style-name="P8">Koenig JE, Spor A, Scalfone N, Fricker AD, Stombaugh J, Knight R, <text:span text:style-name="Default_20_Paragraph_20_Font"><text:span text:style-name="T5">et al.</text:span></text:span> (2011). Succession of microbial consortia in the developing infant gut microbiome. <text:span text:style-name="Default_20_Paragraph_20_Font"><text:span text:style-name="T5">Proc Natl Acad Sci U S A</text:span></text:span> <text:span text:style-name="Default_20_Paragraph_20_Font"><text:span text:style-name="T9">108 Suppl</text:span></text:span>: 4578–85.</text:p>
        <text:p text:style-name="P8">Langille MGI, Zaneveld J, Caporaso JG, McDonald D, Knights D, Reyes JA, <text:span text:style-name="Default_20_Paragraph_20_Font"><text:span text:style-name="T5">et al.</text:span></text:span> (2013). Predictive functional profiling of microbial communities using 16S rRNA marker gene sequences. <text:span text:style-name="Default_20_Paragraph_20_Font"><text:span text:style-name="T5">Nat Biotechnol</text:span></text:span> <text:span text:style-name="Default_20_Paragraph_20_Font"><text:span text:style-name="T9">31</text:span></text:span>: 814–821.</text:p>
        <text:p text:style-name="P8">Letcher SG, Chazdon RL. (2012). Life History Traits of Lianas During Tropical Forest Succession. <text:span text:style-name="Default_20_Paragraph_20_Font"><text:span text:style-name="T5">Biotropica</text:span></text:span> <text:span text:style-name="Default_20_Paragraph_20_Font"><text:span text:style-name="T9">44</text:span></text:span>: 720–727.</text:p>
        <text:p text:style-name="P8">Lozupone C, Knight R. (2005). UniFrac : a New Phylogenetic Method for Comparing Microbial Communities UniFrac : a New Phylogenetic Method for Comparing Microbial Communities. <text:span text:style-name="Default_20_Paragraph_20_Font"><text:span text:style-name="T5">Appl Environ Microbiol</text:span></text:span> <text:span text:style-name="Default_20_Paragraph_20_Font"><text:span text:style-name="T9">71</text:span></text:span>: 8228–8235.</text:p>
        <text:p text:style-name="P8">Martiny JBH, Jones SE, Lennon JT, Martiny AC. (2015). Microbiomes in light of traits: A phylogenetic perspective. <text:span text:style-name="Default_20_Paragraph_20_Font"><text:span text:style-name="T5">Science (80- )</text:span></text:span> <text:span text:style-name="Default_20_Paragraph_20_Font"><text:span text:style-name="T9">350</text:span></text:span>: aac9323-aac9323.</text:p>
        <text:p text:style-name="P8">Massey FJ. (1951). The Kolmogorov-Smirnov test for goodness of fit. <text:span text:style-name="Default_20_Paragraph_20_Font"><text:span text:style-name="T5">Joirnal Am Stat Assoc</text:span></text:span> <text:span text:style-name="Default_20_Paragraph_20_Font"><text:span text:style-name="T9">56</text:span></text:span>: 68–78.</text:p>
        <text:p text:style-name="P8"><text:soft-page-break/>Matsen IV FA, Evans SN, Gilks W, Ghodsi M, Kingsford C. (2013). Edge Principal Components and Squash Clustering: Using the Special Structure of Phylogenetic Placement Data for Sample Comparison Moustafa A (ed). <text:span text:style-name="Default_20_Paragraph_20_Font"><text:span text:style-name="T5">PLoS One</text:span></text:span> <text:span text:style-name="Default_20_Paragraph_20_Font"><text:span text:style-name="T9">8</text:span></text:span>: e56859.</text:p>
        <text:p text:style-name="P8">Nemergut DR, Knelman JE, Ferrenberg S, Bilinski T, Melbourne B, Jiang L, <text:span text:style-name="Default_20_Paragraph_20_Font"><text:span text:style-name="T5">et al.</text:span></text:span> (2016). Decreases in average bacterial community rRNA operon copy number during succession. <text:span text:style-name="Default_20_Paragraph_20_Font"><text:span text:style-name="T5">ISME J</text:span></text:span> <text:span text:style-name="Default_20_Paragraph_20_Font"><text:span text:style-name="T9">10</text:span></text:span>: 1147–1156.</text:p>
        <text:p text:style-name="P8">Nemergut DR, Schmidt SK, Fukami T, O’Neill SP, Bilinski TM, Stanish LF, <text:span text:style-name="Default_20_Paragraph_20_Font"><text:span text:style-name="T5">et al.</text:span></text:span> (2013). Patterns and processes of microbial community assembly. <text:span text:style-name="Default_20_Paragraph_20_Font"><text:span text:style-name="T5">Microbiol Mol Biol Rev</text:span></text:span> <text:span text:style-name="Default_20_Paragraph_20_Font"><text:span text:style-name="T9">77</text:span></text:span>: 342–56.</text:p>
        <text:p text:style-name="P8">O’Dwyer JP, Kembel SW, Green JL. (2012). Phylogenetic diversity theory sheds light on the structure of microbial communities. <text:span text:style-name="Default_20_Paragraph_20_Font"><text:span text:style-name="T5">PLoS Comput Biol</text:span></text:span> <text:span text:style-name="Default_20_Paragraph_20_Font"><text:span text:style-name="T9">8</text:span></text:span>: e1002832.</text:p>
        <text:p text:style-name="P8">Palmer MA, Ambrose RF, Poff NL. (1997). Ecological Theory and Community Restoration Ecology. <text:span text:style-name="Default_20_Paragraph_20_Font"><text:span text:style-name="T5">Restor Ecol</text:span></text:span> <text:span text:style-name="Default_20_Paragraph_20_Font"><text:span text:style-name="T9">5</text:span></text:span>: 291–300.</text:p>
        <text:p text:style-name="P8">Peterfreund GL, Vandivier LE, Sinha R, Marozsan AJ, Olson WC, Zhu J, <text:span text:style-name="Default_20_Paragraph_20_Font"><text:span text:style-name="T5">et al.</text:span></text:span> (2012). Succession in the gut microbiome following antibiotic and antibody therapies for Clostridium difficile. <text:span text:style-name="Default_20_Paragraph_20_Font"><text:span text:style-name="T5">PLoS One</text:span></text:span> <text:span text:style-name="Default_20_Paragraph_20_Font"><text:span text:style-name="T9">7</text:span></text:span>: e46966.</text:p>
        <text:p text:style-name="P8">Price MN, Dehal PS, Arkin AP. (2010). FastTree 2 – Approximately Maximum-Likelihood Trees for Large Alignments Poon AFY (ed). <text:span text:style-name="Default_20_Paragraph_20_Font"><text:span text:style-name="T5">PLoS One</text:span></text:span> <text:span text:style-name="Default_20_Paragraph_20_Font"><text:span text:style-name="T9">5</text:span></text:span>: e9490.</text:p>
        <text:p text:style-name="P8">Richards SA, Possingham HP, Tizard J. (1999). Optimal fire management for maintaining community diversity. <text:span text:style-name="Default_20_Paragraph_20_Font"><text:span text:style-name="T5">Ecol Appl</text:span></text:span> <text:span text:style-name="Default_20_Paragraph_20_Font"><text:span text:style-name="T9">9</text:span></text:span>: 880–892.</text:p>
        <text:p text:style-name="P8">Rognes T, Flouri T, Nichols B, Quince C, Mahé F. (2016). VSEARCH: a versatile open source tool for metagenomics. <text:span text:style-name="Default_20_Paragraph_20_Font"><text:span text:style-name="T5">PeerJ Prepr</text:span></text:span> <text:span text:style-name="Default_20_Paragraph_20_Font"><text:span text:style-name="T9">4</text:span></text:span>: e2409v1.</text:p>
        <text:p text:style-name="P8">Sonderegger D. (2012). SiZer: Significant Zero Crossings. https://cran.r-project.org/package=SiZer.</text:p>
        <text:p text:style-name="P8">Temperton VM. (2004). Assembly Rules and Restoration Ecology: Bridging the Gap Between Theory and Practice. Island Press.</text:p>
        <text:p text:style-name="P8">Violle C, Navas ML, Vile D, Kazakou E, Fortunel C, Hummel I, <text:span text:style-name="Default_20_Paragraph_20_Font"><text:span text:style-name="T5">et al.</text:span></text:span> (2007). Let the concept of trait be functional! <text:span text:style-name="Default_20_Paragraph_20_Font"><text:span text:style-name="T5">Oikos</text:span></text:span> <text:span text:style-name="Default_20_Paragraph_20_Font"><text:span text:style-name="T9">116</text:span></text:span>: 882–892.</text:p>
        <text:p text:style-name="P8">Washburne AD, Silverman JD, Leff JW, Bennett DJ, Darcy JL, Mukherjee S, <text:span text:style-name="Default_20_Paragraph_20_Font"><text:span text:style-name="T5">et al.</text:span></text:span> (2017). Phylogenetic factorization of compositional data yields lineage-level associations in microbiome datasets. <text:span text:style-name="Default_20_Paragraph_20_Font"><text:span text:style-name="T5">PeerJ</text:span></text:span> <text:span text:style-name="Default_20_Paragraph_20_Font"><text:span text:style-name="T9">5</text:span></text:span>: e2969.</text:p>
        <text:p text:style-name="P8">Webb CO. (2000). Exploring the Phylogenetic Structure of Ecological Communities: An Example for Rain Forest Trees. <text:span text:style-name="Default_20_Paragraph_20_Font"><text:span text:style-name="T5">Am Nat</text:span></text:span> <text:span text:style-name="Default_20_Paragraph_20_Font"><text:span text:style-name="T9">156</text:span></text:span>: 145–155.</text:p>
        <text:p text:style-name="P8">Webb CO, Ackerly DD, McPeek MA, Donoghue MJ. (2002). Phylogenies and Community Ecology. <text:span text:style-name="Default_20_Paragraph_20_Font"><text:span text:style-name="T5">Annu Rev Ecol Syst</text:span></text:span> <text:span text:style-name="Default_20_Paragraph_20_Font"><text:span text:style-name="T9">33</text:span></text:span>: 475–505.</text:p>
        <text:p text:style-name="Standard">Wiens JJ, Ackerly DD, Allen AP, Anacker BL, Buckley LB, Cornell H V., <text:span text:style-name="Default_20_Paragraph_20_Font"><text:span text:style-name="T5">et al.</text:span></text:span> (2010). Niche conservatism as an emerging principle in ecology and conservation biology. <text:span text:style-name="Default_20_Paragraph_20_Font"><text:span text:style-name="T5">Ecol Lett</text:span></text:span> <text:span text:style-name="Default_20_Paragraph_20_Font"><text:span text:style-name="T9">13</text:span></text:span>: 1310–1324.</text:p>
      </text:section>
      <text:section text:style-name="Sect1" text:name="Sect2">
        <text:p text:style-name="JLD_5f_body"/>
        <text:p text:style-name="JLD_5f_heading"><text:soft-page-break/>FIGURE CAPTIONS</text:p>
        <text:p text:style-name="JLD_5f_body"/>
        <text:p text:style-name="JLD_5f_body">Figure 1: Phylodiversity accumulation in the female left palm. The dashed line is the empirical phylodiversity accumulation curve, meaning that each time point's phylodiversity value is the cumulative sum of all branch lengths observed up to that time point <text:bookmark-start text:name="__UnoMark__12735_1976674771"/>(Faith 1992)<text:bookmark-end text:name="__UnoMark__12735_1976674771"/>. This curve has been scaled to the 0-1 scale using Equation 2. The colored lines are 500 surrogate (simulated) phylodiversity curves with different D values (Equation 1). These lines are color coded by their D value (see key at right). The empirical model (dashed) is below the neutral model (purple), signifying underdispersion in the order of first-time arrivals.</text:p>
        <text:p text:style-name="JLD_5f_body"/>
        <text:p text:style-name="JLD_5f_body">Figure 2: Model fitting and hypothesis testing for the female left palm. Each surrogate (simulated) curve from Figure 1 is compared to the empirical curve using the KS statistic, with a lower KS statistic indicating a closer fit. Each dot on this figure is colored according to the surrogate curve’s D value (Equation 1), and corresponds to its line color on Figure 1. The black solid vertical line is the estimate for the best-fit model, and the vertical dashed lines are the 95% confidence intervals for that estimate. The red solid vertical line is placed at D=0, which is the neutral model (null hypothesis). Note that the confidence intervals of the estimate do not overlap with the neutral model.</text:p>
        <text:p text:style-name="JLD_5f_body"/>
        <text:p text:style-name="JLD_5f_body">Figure 3: Dispersion parameter (D) estimates for Caporaso et al. <text:bookmark-start text:name="__UnoMark__12739_1976674771"/>(2011)<text:bookmark-end text:name="__UnoMark__12739_1976674771"/> data sets. All environments analyzed from the Caporaso et al. <text:bookmark-start text:name="__UnoMark__12743_1976674771"/><text:bookmark-start text:name="__UnoMark__12744_1976674771"/>(2011)<text:bookmark-end text:name="__UnoMark__12743_1976674771"/><text:bookmark-end text:name="__UnoMark__12744_1976674771"/> data set exhibited underdispersion. For both the female (left) and male (right) subjects, the hands had lower D estimates than the tongue or feces (note the negative Y axis). This pattern was robust in both cases, but the 95% confidence intervals of the female feces and left palm were close, but did not overlap.<text:change text:change-id="ct37127808"/></text:p>
        <text:p text:style-name="JLD_5f_body"/>
        <text:p text:style-name="JLD_5f_body"><text:soft-page-break/>Figure 4: Empirical phylodiversity accumulation in the infant gut microbiome. Phylodiversity increases sharply after day 161 of the infant’s life, then plateaus. This timing coincides with the day the subject began consuming baby formula. As the curve saturates, new OTUs added to the community were phylogenetically redundant, adding little to the community’s cumulative phylodiversity because close relatives had already been observed in the community. Non-redundant OTUs join the community after the subject began consuming baby formula. The curve is scaled using Equation 2. The times of sampling points are shown as vertical blue lines below the X-axis.</text:p>
        <text:p text:style-name="JLD_5f_body"/>
        <text:p text:style-name="JLD_5f_body">Figure 5: Dispersion parameter (D) estimates in the infant gut, pre- and post-formula. Formula use began on day 161, thus the first 160 days of the subject's life were analyzed separately. Community assembly was underdispersed both pre- and post-formula, but moreso pre-formula.</text:p>
        <text:p text:style-name="JLD_5f_body"><text:change-start text:change-id="ct38032240"/></text:p>
        <text:change-end text:change-id="ct3803224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2" style:display-name="Heading 2" style:family="paragraph" style:parent-style-name="Normal" style:next-style-name="Normal" style:default-outline-level="2" style:class="text">
      <style:paragraph-properties fo:margin-top="0.028in" fo:margin-bottom="0in"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JLD_5f_body" style:display-name="JLD_body" style:family="paragraph" style:parent-style-name="Text_20_body">
      <style:paragraph-properties fo:margin-top="0in" fo:margin-bottom="0in" loext:contextual-spacing="false" fo:line-height="200%" fo:hyphenation-ladder-count="no-limit"/>
      <style:text-properties fo:hyphenate="false"/>
    </style:style>
    <style:style style:name="JLD_5f_heading" style:display-name="JLD_heading" style:family="paragraph" style:parent-style-name="JLD_5f_body">
      <style:paragraph-properties fo:hyphenation-ladder-count="no-limit"/>
      <style:text-properties fo:text-transform="uppercase" fo:font-weight="bold" style:font-weight-asian="bold" fo:hyphenate="false"/>
    </style:style>
    <style:style style:name="JLD_5f_subheading" style:display-name="JLD_subheading" style:family="paragraph" style:parent-style-name="JLD_5f_body">
      <style:paragraph-properties fo:hyphenation-ladder-count="no-limit"/>
      <style:text-properties fo:font-style="italic" style:font-style-asian="italic"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ing_20_2_20_Char" style:display-name="Heading 2 Char" style:family="text" style:parent-style-name="Default_20_Paragraph_20_Font">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Linux_X86_64 LibreOffice_project/40m0$Build-2</meta:generator>
    <meta:initial-creator>Alculus</meta:initial-creator>
    <meta:creation-date>2017-08-24T18:57:00Z</meta:creation-date>
    <dc:date>2017-09-13T15:33:16.428383381</dc:date>
    <meta:editing-cycles>15</meta:editing-cycles>
    <meta:editing-duration>PT1H23M50S</meta:editing-duration>
    <meta:document-statistic meta:table-count="0" meta:image-count="0" meta:object-count="2" meta:page-count="18" meta:paragraph-count="94" meta:word-count="5445" meta:character-count="35606" meta:non-whitespace-character-count="30254"/>
    <meta:user-defined meta:name="Mendeley Citation Style_1">http://www.zotero.org/styles/the-isme-journal</meta:user-defined>
    <meta:user-defined meta:name="Mendeley Document_1">True</meta:user-defined>
    <meta:user-defined meta:name="Mendeley Unique User Id_1">8fc81171-2ee9-3723-bb81-8231ba8438bb</meta:user-defined>
    <meta:template xlink:type="simple" xlink:actuate="onRequest" xlink:title="" xlink:href="Normal"/>
  </office:meta>
</office:document-meta>
</file>

<file path=Object 1/content.xml><?xml version="1.0" encoding="utf-8"?>
<math xmlns="http://www.w3.org/1998/Math/MathML" display="block">
  <semantics>
    <mrow>
      <msub>
        <mi>p</mi>
        <mrow>
          <mtext>i</mtext>
          <mi>,</mi>
          <mtext>t</mtext>
        </mrow>
      </msub>
      <mo stretchy="false">=</mo>
      <mfrac>
        <msubsup>
          <mtext>d</mtext>
          <mrow>
            <mtext>i</mtext>
            <mi>,</mi>
            <mtext>t</mtext>
          </mrow>
          <mtext>D</mtext>
        </msubsup>
        <mrow>
          <mrow>
            <munder>
              <mo stretchy="false">∑</mo>
              <mover accent="true">
                <mtext>i</mtext>
                <mo stretchy="true">^</mo>
              </mover>
            </munder>
            <mrow/>
          </mrow>
          <msubsup>
            <mtext>d</mtext>
            <mrow>
              <mover accent="true">
                <mtext>i</mtext>
                <mo stretchy="true">^</mo>
              </mover>
              <mi>,</mi>
              <mtext>t</mtext>
            </mrow>
            <mtext>D</mtext>
          </msubsup>
        </mrow>
      </mfrac>
    </mrow>
    <annotation encoding="StarMath 5.0">{p_{"i" , "t"} ="d"_{"i" , "t"}^"D" over {{ sum csub { widehat "i"} {}} "d"_{{ widehat "i"} , "t"}^"D"}}</annotation>
  </semantics>
</math>
</file>

<file path=Object 2/content.xml><?xml version="1.0" encoding="utf-8"?>
<math xmlns="http://www.w3.org/1998/Math/MathML" display="block">
  <semantics>
    <mrow>
      <msub>
        <mtext>Y</mtext>
        <mtext>t</mtext>
      </msub>
      <mo stretchy="false">=</mo>
      <mfrac>
        <mrow>
          <msub>
            <mtext>PD</mtext>
            <mtext>t</mtext>
          </msub>
          <mo stretchy="false">−</mo>
          <msub>
            <mtext>PD</mtext>
            <mtext>0</mtext>
          </msub>
        </mrow>
        <mrow>
          <msub>
            <mtext>PD</mtext>
            <mtext>tmax</mtext>
          </msub>
          <mo stretchy="false">−</mo>
          <msub>
            <mtext>PD</mtext>
            <mtext>0</mtext>
          </msub>
        </mrow>
      </mfrac>
    </mrow>
    <annotation encoding="StarMath 5.0">{"Y"_"t" ={"PD"_"t" - "PD"_"0"} over {"PD"_"tmax" - "PD"_"0"}}</annotation>
  </semantics>
</math>
</file>